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10000026E48C308C42C37DDA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5.863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722f2" officeooo:paragraph-rsid="000722f2" style:font-weight-asian="bold" style:font-weight-complex="bold"/>
    </style:style>
    <style:style style:name="P2" style:family="paragraph" style:parent-style-name="Standard">
      <style:text-properties fo:font-size="14pt" officeooo:rsid="000b4255" officeooo:paragraph-rsid="000b4255" style:font-size-asian="14pt" style:font-size-complex="14pt"/>
    </style:style>
    <style:style style:name="P3" style:family="paragraph" style:parent-style-name="Standard">
      <style:text-properties fo:font-size="14pt" officeooo:rsid="000b4255" officeooo:paragraph-rsid="000c49ad" style:font-size-asian="14pt" style:font-size-complex="14pt"/>
    </style:style>
    <style:style style:name="P4" style:family="paragraph" style:parent-style-name="Standard">
      <style:text-properties fo:font-size="14pt" officeooo:rsid="000b4255" officeooo:paragraph-rsid="000df5a7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0b4255" officeooo:paragraph-rsid="000b425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0b4255" officeooo:paragraph-rsid="000c49a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c49ad" officeooo:paragraph-rsid="000c49ad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officeooo:rsid="000b4255" officeooo:paragraph-rsid="000c49ad"/>
    </style:style>
    <style:style style:name="P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14pt" officeooo:rsid="000b4255" officeooo:paragraph-rsid="000b4255" style:font-size-asian="14pt" style:font-size-complex="14pt"/>
    </style:style>
    <style:style style:name="P10" style:family="paragraph" style:parent-style-name="Footer">
      <style:text-properties fo:font-size="14pt" fo:font-weight="bold" officeooo:rsid="00072964" officeooo:paragraph-rsid="00072964" style:font-size-asian="14pt" style:font-weight-asian="bold" style:font-size-complex="14pt" style:font-weight-complex="bold"/>
    </style:style>
    <style:style style:name="P11" style:family="paragraph" style:parent-style-name="Header">
      <style:paragraph-properties fo:text-align="center" style:justify-single-word="false"/>
      <style:text-properties fo:font-size="18pt" fo:font-weight="bold" officeooo:paragraph-rsid="000b4255" style:font-size-asian="18pt" style:font-weight-asian="bold" style:font-size-complex="18pt" style:font-weight-complex="bold"/>
    </style:style>
    <style:style style:name="T1" style:family="text">
      <style:text-properties officeooo:rsid="00072964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099748"/>
    </style:style>
    <style:style style:name="T4" style:family="text">
      <style:text-properties officeooo:rsid="000c49ad"/>
    </style:style>
    <style:style style:name="T5" style:family="text">
      <style:text-properties officeooo:rsid="000df5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Objekttyp<text:line-break/>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3">Einfamilienhaus <text:s/></text:p>
          </table:table-cell>
          <table:table-cell table:style-name="Tabelle1.A1" office:value-type="string">
            <text:p text:style-name="P3">Eigentumswohnung</text:p>
          </table:table-cell>
          <table:table-cell table:style-name="Tabelle1.C1" office:value-type="string">
            <text:p text:style-name="P3">Mehrfamilienhaus</text:p>
          </table:table-cell>
        </table:table-row>
        <table:table-row>
          <table:table-cell table:style-name="Tabelle1.A2" office:value-type="string">
            <text:p text:style-name="P3">Ferienhaus <text:s/></text:p>
          </table:table-cell>
          <table:table-cell table:style-name="Tabelle1.A2" office:value-type="string">
            <text:p text:style-name="P3">Ferienwohnung</text:p>
          </table:table-cell>
          <table:table-cell table:style-name="Tabelle1.C2" office:value-type="string">
            <text:p text:style-name="P3">Gewerbliche Liegenschaft</text:p>
          </table:table-cell>
        </table:table-row>
        <table:table-row>
          <table:table-cell table:style-name="Tabelle1.A2" office:value-type="string">
            <text:p text:style-name="P3">Bauland</text:p>
          </table:table-cell>
          <table:table-cell table:style-name="Tabelle1.A2" office:value-type="string">
            <text:p text:style-name="P3">bestehendes Objekt</text:p>
          </table:table-cell>
          <table:table-cell table:style-name="Tabelle1.C2" office:value-type="string">
            <text:p text:style-name="P3">geplanter Neubau</text:p>
          </table:table-cell>
        </table:table-row>
      </table:table>
      <text:p text:style-name="P2"/>
      <text:p text:style-name="P2">Anzahl Zimmer: _____ <text:s/>Ort/Strasse: _________________________________________________</text:p>
      <text:p text:style-name="P2"/>
      <text:p text:style-name="P5">Finanzierung bei Kauf oder Neubau</text:p>
      <text:p text:style-name="P3">Kaufpreis / voraussichtliche Kosten <text:tab/><text:tab/>CHF _____________________________</text:p>
      <text:p text:style-name="P3">Eigene Mittel: <text:tab/><text:tab/>Ersparnisse<text:tab/><text:tab/>CHF _____________________________</text:p>
      <text:p text:style-name="P3"><text:tab/><text:tab/><text:tab/><text:tab/>eigene Arbeiten<text:tab/>CHF _____________________________</text:p>
      <text:p text:style-name="P3">benötigte Bankfinanzierung:<text:tab/><text:tab/>= <text:tab/>CHF _____________________________</text:p>
      <text:p text:style-name="P2"/>
      <text:p text:style-name="P9">Mögliche Zusatzsicherheiten:_______________________________________________________</text:p>
      <text:p text:style-name="P2"/>
      <text:p text:style-name="P2">(z.B. Risikopolice, Lebensversicherung, Wertschriften-Depot, gebundene Vorsorge 3. Säule,</text:p>
      <text:p text:style-name="P2">Pensionskasse)</text:p>
      <text:p text:style-name="P2"/>
      <text:p text:style-name="P5">Finanzierung bei Hypotheken-Ablösung<text:line-break/></text:p>
      <text:p text:style-name="P3">Schuldsumme:<text:tab/></text:p>
      <text:p text:style-name="P3"><text:tab/>I. Hypothek (66 % des Kaufpreises) <text:tab/>CHF______________________________</text:p>
      <text:p text:style-name="P3"><text:tab/>II. Hypothek (Rest des Kredites)<text:tab/>CHF ______________________________</text:p>
      <text:p text:style-name="P2"/>
      <text:p text:style-name="P3"><text:span text:style-name="T2"/></text:p>
      <text:p text:style-name="P3"><text:span text:style-name="T2">Name der bisherigen Bank/Institut: </text:span>______________________________________________________</text:p>
      <text:p text:style-name="P3">Ort/Strasse:<text:span text:style-name="T4"> </text:span>____________________________________________________________________</text:p>
      <text:p text:style-name="P3"><text:span text:style-name="T4">Ansprechpartner / Telefon</text:span>:<text:span text:style-name="T4"> </text:span>____________________________________________________________________</text:p>
      <text:p text:style-name="P8"/>
      <text:p text:style-name="P6">Personalien<text:line-break/></text:p>
      <text:p text:style-name="P2">Name und Vorname: <text:s text:c="2"/>__________________________ <text:s text:c="2"/>Geburtsdatum:<text:tab/>__.__.____ </text:p>
      <text:p text:style-name="P4">der/des Mitbeteiligten: _________________________ <text:tab/>Geburtsdatum:<text:tab/>__.__.____ <text:s text:c="2"/></text:p>
      <text:p text:style-name="P2">Strasse: ___________________________<text:tab/>PLZ/Ort: ___________________________</text:p>
      <text:p text:style-name="P2">Telefon Geschäft: ___________________ <text:tab/>Privat: _____________________________</text:p>
      <text:p text:style-name="P2">Heimatort: _________________________________________</text:p>
      <text:p text:style-name="P2">Zivilstand: ____________________ <text:tab/><text:tab/>Anzahl Kinder:______________________</text:p>
      <text:p text:style-name="P2"/>
      <text:p text:style-name="P2">Beruf / Arbeitgeber: ________________________________</text:p>
      <text:p text:style-name="P2">Einkommen netto pro Jahr: CHF_______________________</text:p>
      <text:p text:style-name="P2">Mitbeteiligte:_______________________________________</text:p>
      <text:p text:style-name="P2">Einkommen netto pro Jahr: CHF_______________________<text:line-break/></text:p>
      <text:p text:style-name="P5">Zusätzliche Angaben</text:p>
      <text:p text:style-name="P2">Bestehende Verpflichtungen wie z.B. weitere Kredite, Darlehen, Unterhaltszahlungen etc.</text:p>
      <text:p text:style-name="P2">ja<text:tab/>nein <text:tab/><text:tab/>Wenn ja, welche? ______________________________</text:p>
      <text:p text:style-name="P2">_______________________________________________________________________</text:p>
      <text:p text:style-name="P2"/>
      <text:p text:style-name="P2">Ich bestätige die Richtigkeit meiner Angaben.</text:p>
      <text:p text:style-name="P2">Mit der Einholung von Betreibungsauskünften, Steuerzahlen und Auskünften bei der Zentralstelle für Kreditinformationen durch <text:span text:style-name="T5">Hypo Privat </text:span>erkläre(n) ich (wir) mich (uns) einverstanden.</text:p>
      <text:p text:style-name="P2"/>
      <text:p text:style-name="P2"/>
      <text:p text:style-name="P2">Ort und Datum _____________________________________</text:p>
      <text:p text:style-name="P2"/>
      <text:p text:style-name="P4">______________________<text:tab/><text:tab/>______________________</text:p>
      <text:p text:style-name="P2">Unterschrift(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fill="solid" draw:fill-color="#ffffcc" draw:fill-image-width="0cm" draw:fill-image-height="0cm"/>
      <style:paragraph-properties fo:background-color="#ffffcc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loext:graphic-properties draw:fill="solid" draw:fill-color="#ffffcc" draw:fill-image-width="0cm" draw:fill-image-height="0cm"/>
      <style:paragraph-properties fo:background-color="#ffffcc" text:number-lines="false" text:line-number="0">
        <style:tab-stops>
          <style:tab-stop style:position="8.795cm" style:type="center"/>
          <style:tab-stop style:position="17.59cm" style:type="right"/>
        </style:tab-stops>
        <style:drop-cap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paragraph-rsid="000b4255" style:font-size-asian="18pt" style:font-weight-asian="bold" style:font-size-complex="18pt" style:font-weight-complex="bold"/>
    </style:style>
    <style:style style:name="MP2" style:family="paragraph" style:parent-style-name="Footer">
      <style:text-properties fo:font-size="14pt" fo:font-weight="bold" officeooo:rsid="00072964" officeooo:paragraph-rsid="00072964" style:font-size-asian="14pt" style:font-weight-asian="bold" style:font-size-complex="14pt" style:font-weight-complex="bold"/>
    </style:style>
    <style:style style:name="MT1" style:family="text">
      <style:text-properties officeooo:rsid="00072964"/>
    </style:style>
    <style:style style:name="MT2" style:family="text">
      <style:text-properties officeooo:rsid="0009974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paragraph" svg:x="0.931cm" svg:y="-1.168cm" svg:width="2.041cm" svg:height="2.141cm" draw:z-index="1"><draw:image xlink:href="Pictures/10000000000002510000026E48C308C42C37DDA8.png" xlink:type="simple" xlink:show="embed" xlink:actuate="onLoad"/></draw:frame> <text:span text:style-name="MT1">Hypo Privat Finanzierung - Checkliste</text:span></text:p>
      </style:header>
      <style:footer>
        <text:p text:style-name="MP2">Bei fragen rufen Sie uns bitte an oder schreiben ei<text:span text:style-name="MT2">ne</text:span> Mail gert@hypo-privat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7:07:42.081371421</meta:creation-date>
    <meta:generator>LibreOffice/5.1.4.2$Linux_X86_64 LibreOffice_project/10m0$Build-2</meta:generator>
    <dc:date>2016-12-22T17:50:42.864815476</dc:date>
    <meta:editing-duration>PT31M58S</meta:editing-duration>
    <meta:editing-cycles>5</meta:editing-cycles>
    <meta:document-statistic meta:table-count="1" meta:image-count="1" meta:object-count="0" meta:page-count="2" meta:paragraph-count="48" meta:word-count="195" meta:character-count="2496" meta:non-whitespace-character-count="2309"/>
  </office:meta>
</office:document-meta>
</file>